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8047" officeooo:paragraph-rsid="000d804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e868c" officeooo:paragraph-rsid="000e86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e868c" officeooo:paragraph-rsid="00140f3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e868c" officeooo:paragraph-rsid="00164fab"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868c" officeooo:paragraph-rsid="00177e7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868c" officeooo:paragraph-rsid="001c0a5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868c" officeooo:paragraph-rsid="001fd7e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868c" officeooo:paragraph-rsid="0022aa0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e868c" officeooo:paragraph-rsid="0028c783"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e868c" officeooo:paragraph-rsid="002d092a" style:font-weight-asian="bold" style:font-weight-complex="bold"/>
    </style:style>
    <style:style style:name="P11" style:family="paragraph" style:parent-style-name="Standard">
      <style:text-properties style:text-underline-style="solid" style:text-underline-width="auto" style:text-underline-color="font-color" fo:font-weight="normal" officeooo:rsid="00270b64" officeooo:paragraph-rsid="00270b64" style:font-weight-asian="normal" style:font-weight-complex="normal"/>
    </style:style>
    <style:style style:name="P12" style:family="paragraph" style:parent-style-name="Standard">
      <style:text-properties style:text-underline-style="none" fo:font-weight="normal" officeooo:rsid="000d8047" officeooo:paragraph-rsid="000d8047" style:font-weight-asian="normal" style:font-weight-complex="normal"/>
    </style:style>
    <style:style style:name="P13" style:family="paragraph" style:parent-style-name="Standard">
      <style:text-properties style:text-underline-style="none" fo:font-weight="normal" officeooo:rsid="000d8047" officeooo:paragraph-rsid="00140f3b" style:font-weight-asian="normal" style:font-weight-complex="normal"/>
    </style:style>
    <style:style style:name="P14" style:family="paragraph" style:parent-style-name="Standard">
      <style:text-properties style:text-underline-style="none" fo:font-weight="normal" officeooo:rsid="000e868c" officeooo:paragraph-rsid="000e868c" style:font-weight-asian="normal" style:font-weight-complex="normal"/>
    </style:style>
    <style:style style:name="P15" style:family="paragraph" style:parent-style-name="Standard">
      <style:text-properties style:text-underline-style="none" fo:font-weight="normal" officeooo:rsid="000e868c" officeooo:paragraph-rsid="00140f3b" style:font-weight-asian="normal" style:font-weight-complex="normal"/>
    </style:style>
    <style:style style:name="P16" style:family="paragraph" style:parent-style-name="Standard">
      <style:text-properties style:text-underline-style="none" fo:font-weight="normal" officeooo:rsid="000e868c" officeooo:paragraph-rsid="00164fab" style:font-weight-asian="normal" style:font-weight-complex="normal"/>
    </style:style>
    <style:style style:name="P17" style:family="paragraph" style:parent-style-name="Standard">
      <style:text-properties style:text-underline-style="none" fo:font-weight="normal" officeooo:rsid="000e868c" officeooo:paragraph-rsid="00177e71" style:font-weight-asian="normal" style:font-weight-complex="normal"/>
    </style:style>
    <style:style style:name="P18" style:family="paragraph" style:parent-style-name="Standard">
      <style:text-properties style:text-underline-style="none" fo:font-weight="normal" officeooo:rsid="000e868c" officeooo:paragraph-rsid="001932a5" style:font-weight-asian="normal" style:font-weight-complex="normal"/>
    </style:style>
    <style:style style:name="P19" style:family="paragraph" style:parent-style-name="Standard">
      <style:text-properties style:text-underline-style="none" fo:font-weight="normal" officeooo:rsid="000e868c" officeooo:paragraph-rsid="001c6cc3" style:font-weight-asian="normal" style:font-weight-complex="normal"/>
    </style:style>
    <style:style style:name="P20" style:family="paragraph" style:parent-style-name="Standard">
      <style:text-properties style:text-underline-style="none" fo:font-weight="normal" officeooo:rsid="000e868c" officeooo:paragraph-rsid="001d61ce" style:font-weight-asian="normal" style:font-weight-complex="normal"/>
    </style:style>
    <style:style style:name="P21" style:family="paragraph" style:parent-style-name="Standard">
      <style:text-properties style:text-underline-style="none" fo:font-weight="normal" officeooo:rsid="000e868c" officeooo:paragraph-rsid="001efc32" style:font-weight-asian="normal" style:font-weight-complex="normal"/>
    </style:style>
    <style:style style:name="P22" style:family="paragraph" style:parent-style-name="Standard">
      <style:text-properties style:text-underline-style="none" fo:font-weight="normal" officeooo:rsid="000e868c" officeooo:paragraph-rsid="001fd7e2" style:font-weight-asian="normal" style:font-weight-complex="normal"/>
    </style:style>
    <style:style style:name="P23" style:family="paragraph" style:parent-style-name="Standard">
      <style:text-properties style:text-underline-style="none" fo:font-weight="normal" officeooo:rsid="000e868c" officeooo:paragraph-rsid="0020fc5b" style:font-weight-asian="normal" style:font-weight-complex="normal"/>
    </style:style>
    <style:style style:name="P24" style:family="paragraph" style:parent-style-name="Standard">
      <style:text-properties style:text-underline-style="none" fo:font-weight="normal" officeooo:rsid="000e868c" officeooo:paragraph-rsid="00233079" style:font-weight-asian="normal" style:font-weight-complex="normal"/>
    </style:style>
    <style:style style:name="P25" style:family="paragraph" style:parent-style-name="Standard">
      <style:text-properties style:text-underline-style="none" fo:font-weight="normal" officeooo:rsid="000e868c" officeooo:paragraph-rsid="002d092a" style:font-weight-asian="normal" style:font-weight-complex="normal"/>
    </style:style>
    <style:style style:name="P26" style:family="paragraph" style:parent-style-name="Standard">
      <style:text-properties style:text-underline-style="none" fo:font-weight="normal" officeooo:rsid="00173ed7" officeooo:paragraph-rsid="00173ed7" style:font-weight-asian="normal" style:font-weight-complex="normal"/>
    </style:style>
    <style:style style:name="P27" style:family="paragraph" style:parent-style-name="Standard">
      <style:text-properties style:text-underline-style="none" fo:font-weight="normal" officeooo:rsid="00233079" officeooo:paragraph-rsid="00233079" style:font-weight-asian="normal" style:font-weight-complex="normal"/>
    </style:style>
    <style:style style:name="P28" style:family="paragraph" style:parent-style-name="Standard">
      <style:text-properties style:text-underline-style="none" fo:font-weight="normal" officeooo:rsid="00233079" officeooo:paragraph-rsid="0024acc8" style:font-weight-asian="normal" style:font-weight-complex="normal"/>
    </style:style>
    <style:style style:name="P29" style:family="paragraph" style:parent-style-name="Standard">
      <style:text-properties style:text-underline-style="none" fo:font-weight="normal" officeooo:rsid="0024acc8" officeooo:paragraph-rsid="0024acc8" style:font-weight-asian="normal" style:font-weight-complex="normal"/>
    </style:style>
    <style:style style:name="P30" style:family="paragraph" style:parent-style-name="Standard">
      <style:text-properties style:text-underline-style="none" fo:font-weight="normal" officeooo:rsid="00266bca" officeooo:paragraph-rsid="00266bca" style:font-weight-asian="normal" style:font-weight-complex="normal"/>
    </style:style>
    <style:style style:name="P31" style:family="paragraph" style:parent-style-name="Standard">
      <style:text-properties style:text-underline-style="none" fo:font-weight="normal" officeooo:rsid="002a279e" officeooo:paragraph-rsid="002a279e" style:font-weight-asian="normal" style:font-weight-complex="normal"/>
    </style:style>
    <style:style style:name="P32" style:family="paragraph" style:parent-style-name="Standard">
      <style:text-properties style:text-underline-style="none" fo:font-weight="normal" officeooo:rsid="002bef08" officeooo:paragraph-rsid="001fd7e2" style:font-weight-asian="normal" style:font-weight-complex="normal"/>
    </style:style>
    <style:style style:name="P33" style:family="paragraph" style:parent-style-name="Standard">
      <style:text-properties style:text-underline-style="none" fo:font-weight="normal" officeooo:rsid="002bef08" officeooo:paragraph-rsid="002bef08" style:font-weight-asian="normal" style:font-weight-complex="normal"/>
    </style:style>
    <style:style style:name="P34" style:family="paragraph" style:parent-style-name="Standard">
      <style:text-properties style:text-underline-style="none" fo:font-weight="normal" officeooo:rsid="002e6f11" officeooo:paragraph-rsid="002e6f11" style:font-weight-asian="normal" style:font-weight-complex="normal"/>
    </style:style>
    <style:style style:name="P35" style:family="paragraph">
      <style:paragraph-properties fo:text-align="center"/>
    </style:style>
    <style:style style:name="T1" style:family="text">
      <style:text-properties officeooo:rsid="000e868c"/>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4acc8" style:font-weight-asian="normal" style:font-weight-complex="normal"/>
    </style:style>
    <style:style style:name="T4" style:family="text">
      <style:text-properties style:text-underline-style="none" fo:font-weight="normal" officeooo:rsid="00266bca" style:font-weight-asian="normal" style:font-weight-complex="normal"/>
    </style:style>
    <style:style style:name="T5" style:family="text">
      <style:text-properties officeooo:rsid="000fbb0c"/>
    </style:style>
    <style:style style:name="T6" style:family="text">
      <style:text-properties officeooo:rsid="00140f3b"/>
    </style:style>
    <style:style style:name="T7" style:family="text">
      <style:text-properties officeooo:rsid="001467ec"/>
    </style:style>
    <style:style style:name="T8" style:family="text">
      <style:text-properties officeooo:rsid="00164fab"/>
    </style:style>
    <style:style style:name="T9" style:family="text">
      <style:text-properties officeooo:rsid="00173ed7"/>
    </style:style>
    <style:style style:name="T10" style:family="text">
      <style:text-properties officeooo:rsid="00177e71"/>
    </style:style>
    <style:style style:name="T11" style:family="text">
      <style:text-properties officeooo:rsid="001932a5"/>
    </style:style>
    <style:style style:name="T12" style:family="text">
      <style:text-properties style:font-name="Liberation Serif1" officeooo:rsid="001932a5" style:font-name-asian="Liberation Serif1" style:font-name-complex="Liberation Serif1"/>
    </style:style>
    <style:style style:name="T13" style:family="text">
      <style:text-properties style:font-name="Liberation Serif" officeooo:rsid="001932a5" style:font-name-asian="DejaVu Sans" style:font-name-complex="Lohit Hindi"/>
    </style:style>
    <style:style style:name="T14" style:family="text">
      <style:text-properties officeooo:rsid="001ae35f"/>
    </style:style>
    <style:style style:name="T15" style:family="text">
      <style:text-properties officeooo:rsid="001c0a50"/>
    </style:style>
    <style:style style:name="T16" style:family="text">
      <style:text-properties officeooo:rsid="001c6cc3"/>
    </style:style>
    <style:style style:name="T17" style:family="text">
      <style:text-properties officeooo:rsid="001d61ce"/>
    </style:style>
    <style:style style:name="T18" style:family="text">
      <style:text-properties officeooo:rsid="001efc32"/>
    </style:style>
    <style:style style:name="T19" style:family="text">
      <style:text-properties officeooo:rsid="001fd7e2"/>
    </style:style>
    <style:style style:name="T20" style:family="text">
      <style:text-properties officeooo:rsid="0020fc5b"/>
    </style:style>
    <style:style style:name="T21" style:family="text">
      <style:text-properties officeooo:rsid="002217ce"/>
    </style:style>
    <style:style style:name="T22" style:family="text">
      <style:text-properties officeooo:rsid="0022aa07"/>
    </style:style>
    <style:style style:name="T23" style:family="text">
      <style:text-properties officeooo:rsid="0024acc8"/>
    </style:style>
    <style:style style:name="T24" style:family="text">
      <style:text-properties officeooo:rsid="00266bca"/>
    </style:style>
    <style:style style:name="T25" style:family="text">
      <style:text-properties officeooo:rsid="0028c783"/>
    </style:style>
    <style:style style:name="T26" style:family="text">
      <style:text-properties officeooo:rsid="002a279e"/>
    </style:style>
    <style:style style:name="T27" style:family="text">
      <style:text-properties officeooo:rsid="002d092a"/>
    </style:style>
    <style:style style:name="T28" style:family="text">
      <style:text-properties officeooo:rsid="002fef0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Extrémités_20_de_20_flèche_20_1" draw:fill="none" draw:fill-color="#ffffff" fo:min-height="0.60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marker-end="Extrémités_20_de_20_flèche_20_1" draw:fill="none" draw:fill-color="#ffffff" fo:min-height="0.8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marker-end="Extrémités_20_de_20_flèche_20_1" draw:fill="none" draw:fill-color="#ffffff" fo:min-height="1.879cm"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marker-start="" draw:marker-end="Extrémités_20_de_20_flèche_20_1"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r slide <text:span text:style-name="T1">(de présentation)</text:span>:</text:p>
      <text:p text:style-name="P12"/>
      <text:p text:style-name="P13"><text:tab/><text:tab/>/*<text:span text:style-name="T1">titre*/ </text:span>Conception d'un jeu d'échec <text:span text:style-name="T5">en c++</text:span>: les points techniques !</text:p>
      <text:p text:style-name="P12"><text:tab/><text:tab/><text:tab/><text:tab/></text:p>
      <text:p text:style-name="P12"><text:tab/><text:tab/>/* <text:span text:style-name="T1">là tu fais une petite page de présente avec petites images tout, izi !*/</text:span></text:p>
      <text:p text:style-name="P12"/>
      <text:p text:style-name="P2">2ème slide (sommaire) :</text:p>
      <text:p text:style-name="P14"><text:tab/>-conception du problème <text:span text:style-name="T6">d'un point de vue orienté objet</text:span></text:p>
      <text:p text:style-name="P14"><text:tab/>-types de données abstraites</text:p>
      <text:p text:style-name="P14"><text:tab/>-encapsulation <text:span text:style-name="T16">et protection </text:span>des données</text:p>
      <text:p text:style-name="P24"><text:tab/>-héritage et polymorphisme</text:p>
      <text:p text:style-name="P24"><text:tab/>-composition</text:p>
      <text:p text:style-name="P14"><text:tab/>-utilisation de la stl <text:span text:style-name="T5">au travers de la classe template « vector »</text:span></text:p>
      <text:p text:style-name="P14"><text:tab/></text:p>
      <text:p text:style-name="P3"><text:span text:style-name="T6">3</text:span>ème slide  :</text:p>
      <text:p text:style-name="P15"><text:tab/></text:p>
      <text:p text:style-name="P15"><text:tab/>/*<text:span text:style-name="T6">titre*/ Conception du problème d'un point de vue orienté objet (1)</text:span></text:p>
      <text:p text:style-name="P15"><text:tab/></text:p>
      <text:p text:style-name="P15"><text:tab/>- <text:span text:style-name="T6">Établir la liste des éléments nécessaire à la réalisation d'une partie</text:span></text:p>
      <text:p text:style-name="P15"><text:tab/><text:tab/>- <text:span text:style-name="T6">2 joueurs</text:span></text:p>
      <text:p text:style-name="P15"><text:tab/><text:tab/>- <text:span text:style-name="T6">un plateau</text:span></text:p>
      <text:p text:style-name="P15"><text:tab/><text:tab/>- <text:span text:style-name="T6">32 pièces</text:span></text:p>
      <text:p text:style-name="P15"><text:tab/></text:p>
      <text:p text:style-name="P15"><text:tab/>- <text:span text:style-name="T6">Étudier les caractéristiques principales de chacun de ces éléments</text:span></text:p>
      <text:p text:style-name="P15"><text:tab/><text:tab/>- <text:span text:style-name="T7">Joueur est représenté par une couleur (noir ou blanc).</text:span></text:p>
      <text:p text:style-name="P15"><text:tab/><text:tab/>- <text:span text:style-name="T7">Plateau est constitué de 64 cases, qui peuvent contenir ou non une pièce.</text:span></text:p>
      <text:p text:style-name="P15"><text:tab/><text:tab/>- <text:span text:style-name="T7">Pièce peut être de 6 types différents (pion, <text:s/>tour, cavalier, fou, dame, roi) qui dispose néanmoins de caractéristiques communes.</text:span></text:p>
      <text:p text:style-name="P15"/>
      <text:p text:style-name="P15"><text:tab/>- <text:span text:style-name="T7">Étudier les liens entre ces différents éléments</text:span></text:p>
      <text:p text:style-name="P15"><text:tab/><text:tab/>- <text:span text:style-name="T8">Le joueur peut agir sur les 16 pièce de sa couleur.</text:span></text:p>
      <text:p text:style-name="P15"><text:tab/><text:tab/>- <text:span text:style-name="T7">Le plateau contient les 32 pièces de façon ordonnée et dynamique.</text:span></text:p>
      <text:p text:style-name="P15"><text:tab/><text:tab/>- <text:span text:style-name="T8">Les pièces subissent les actions des joueurs et appartiennent <text:s/>au plateau.</text:span></text:p>
      <text:p text:style-name="P15"/>
      <text:p text:style-name="P4"><text:span text:style-name="T8">4</text:span>ème slide  :</text:p>
      <text:p text:style-name="P16"/>
      <text:p text:style-name="P16"><text:tab/>/*<text:span text:style-name="T6">titre*/ Conception du problème d'un point de vue orienté objet (2)</text:span></text:p>
      <text:p text:style-name="P16"/>
      <text:p text:style-name="P26"><text:tab/>On arrive donc à la première représentation d'une partie de la forme :</text:p>
      <text:p text:style-name="P15">/*<text:span text:style-name="T9">là tu fais un truc avec des carrés en mode uml*/</text:span></text:p>
      <text:p text:style-name="P15"/>
      <text:p text:style-name="P26"><draw:frame text:anchor-type="paragraph" draw:z-index="5" draw:style-name="gr5" svg:width="3.784cm" svg:height="0.847cm" svg:x="9.756cm" svg:y="0.028cm"><draw:text-box><text:p>plateau</text:p></draw:text-box></draw:frame>Joueur</text:p>
      <text:p text:style-name="P26"><draw:frame text:anchor-type="paragraph" draw:z-index="2" draw:style-name="gr3" svg:width="4.208cm" svg:height="1.879cm" svg:x="6.343cm" svg:y="0.388cm"><draw:text-box><text:p>Contenue ou à disposition </text:p></draw:text-box></draw:frame><draw:line text:anchor-type="paragraph" draw:z-index="4" draw:style-name="gr4" draw:text-style-name="P35" svg:x1="5.973cm" svg:y1="2.584cm" svg:x2="10.55cm" svg:y2="0.388cm"><text:p/></draw:line>(blanc ou noir)</text:p>
      <text:p text:style-name="P15"><draw:frame text:anchor-type="paragraph" draw:z-index="0" draw:style-name="gr1" svg:width="1.641cm" svg:height="0.609cm" svg:x="2.586cm" svg:y="0.166cm"><draw:text-box><text:p>agit</text:p></draw:text-box></draw:frame><draw:line text:anchor-type="paragraph" draw:z-index="3" draw:style-name="gr4" draw:text-style-name="P35" svg:x1="1.104cm" svg:y1="0.06cm" svg:x2="2.797cm" svg:y2="1.462cm"><text:p/></draw:line></text:p>
      <text:p text:style-name="P15"/>
      <text:p text:style-name="P15"/>
      <text:p text:style-name="P15"><draw:frame text:anchor-type="paragraph" draw:z-index="1" draw:style-name="gr2" svg:width="4.049cm" svg:height="0.976cm" svg:x="2.506cm" svg:y="0.002cm"><draw:text-box><text:p>Pièce</text:p><text:p>( 6 types possibles)</text:p></draw:text-box></draw:frame></text:p>
      <text:p text:style-name="P15"/>
      <text:p text:style-name="P15"/>
      <text:p text:style-name="P15"/>
      <text:p text:style-name="P15"/>
      <text:p text:style-name="P15"/>
      <text:p text:style-name="P5"><text:soft-page-break/><text:span text:style-name="T10">5</text:span>ème slide  :</text:p>
      <text:p text:style-name="P17"/>
      <text:p text:style-name="P15"><text:tab/><text:tab/>/*<text:span text:style-name="T11">titre*/ types de données abstraites(1)</text:span></text:p>
      <text:p text:style-name="P15"><text:tab/></text:p>
      <text:p text:style-name="P15"><text:tab/><text:span text:style-name="T12">* </text:span><text:span text:style-name="T13">Traduction du concept sous forme de classe :</text:span></text:p>
      <text:p text:style-name="P18"><text:span text:style-name="T13"><text:tab/><text:tab/></text:span><text:span text:style-name="T12">•</text:span><text:span text:style-name="T13"> une classe pour chacun de nos éléments :</text:span></text:p>
      <text:p text:style-name="P15"><text:span text:style-name="T13"><text:tab/><text:tab/><text:tab/>- classe « Joueur »</text:span></text:p>
      <text:p text:style-name="P15"><text:tab/><text:tab/><text:tab/>- <text:span text:style-name="T11">classe « Plateau »</text:span></text:p>
      <text:p text:style-name="P15"><text:tab/><text:tab/><text:tab/>- <text:span text:style-name="T11">classe « Piece »</text:span></text:p>
      <text:p text:style-name="P15"><text:tab/><text:tab/></text:p>
      <text:p text:style-name="P18"><text:tab/><text:tab/><text:span text:style-name="T12">•</text:span><text:span text:style-name="T13"> des classes qui découlent des liens entre ces éléments :</text:span></text:p>
      <text:p text:style-name="P18"><text:span text:style-name="T13"><text:tab/><text:tab/><text:tab/>- classe « Coup » permettant au joueur d’interagir sur les pièces de sa couleur</text:span></text:p>
      <text:p text:style-name="P15"><text:tab/><text:tab/><text:tab/>- <text:span text:style-name="T11">classe « Partie » pour gérer l’enchaînement des coups et appliquer les règles (rôle d'arbitre)</text:span></text:p>
      <text:p text:style-name="P15"><text:tab/><text:tab/><text:tab/>-<text:span text:style-name="T14">classe « Case » permettant au plateau de disposer et d'ordonner les pièces de manière structurée.</text:span></text:p>
      <text:p text:style-name="P15"/>
      <text:p text:style-name="P6"><text:span text:style-name="T15">6</text:span>ème slide  :</text:p>
      <text:p text:style-name="P15"/>
      <text:p text:style-name="P22"><text:tab/><text:tab/>//*<text:span text:style-name="T11">titre*/ types de données abstraites(2)</text:span></text:p>
      <text:p text:style-name="P19"/>
      <text:p text:style-name="P19"><text:span text:style-name="T11"><text:tab/>chaque classe dispose :</text:span></text:p>
      <text:p text:style-name="P19"><text:tab/><text:tab/>- <text:span text:style-name="T16">d’attributs qui la caractérise :</text:span></text:p>
      <text:p text:style-name="P19"><text:span text:style-name="T16"><text:tab/><text:tab/><text:tab/>voir code</text:span></text:p>
      <text:p text:style-name="P19"/>
      <text:p text:style-name="P15"><text:tab/><text:tab/>- <text:span text:style-name="T16">de méthodes pour lui permettre d'effectuer les actions qui lui sont dédiées :</text:span></text:p>
      <text:p text:style-name="P15"><text:tab/><text:tab/><text:tab/>- <text:span text:style-name="T16">Un joueur peut créer un coup ,</text:span><text:tab/></text:p>
      <text:p text:style-name="P20"><text:tab/><text:tab/><text:tab/>- <text:span text:style-name="T16">Le coup peut s'effectuer sous la direction de la partie mais aussi de façon autonome (comme c'est le cas ici dans le but de simplifier la démarche ).</text:span></text:p>
      <text:p text:style-name="P21"><text:tab/><text:tab/><text:tab/>- <text:span text:style-name="T17">Le plateau permet de structurer de façon claire et de rendre visible la disposition des pièces sur les cases.</text:span></text:p>
      <text:p text:style-name="P15"><text:tab/><text:tab/><text:tab/>- <text:span text:style-name="T18">Les cases aident à la structuration de la partie et font le lien avec les pièces</text:span></text:p>
      <text:p text:style-name="P15"><text:tab/><text:tab/><text:tab/>- <text:span text:style-name="T18">Les pièces établissent les déplacements dont elles disposent selon leur types</text:span></text:p>
      <text:p text:style-name="P15"/>
      <text:p text:style-name="P7"><text:span text:style-name="T19">7</text:span>ème slide  :</text:p>
      <text:p text:style-name="P23"><text:tab/></text:p>
      <text:p text:style-name="P23"><text:tab/><text:tab/>/*<text:span text:style-name="T19">Titre*/ <text:s/>E</text:span>ncapsulation <text:span text:style-name="T16">et protection </text:span>des données</text:p>
      <text:p text:style-name="P23"/>
      <text:p text:style-name="P22"><text:tab/><text:span text:style-name="T20">L'encapsulation permet de protéger les attributs d'une classe de tout accès ou modification extérieur survenu par erreur. En définissant nos attributs sous le mot clé « protected » on limite l'accès à ces derniers de la manière suivante :</text:span></text:p>
      <text:p text:style-name="P22"><text:tab/>- <text:span text:style-name="T20">Seules les classes qui héritent de notre classe ont un accès direct aux attributs ( avec un héritage « public » ou « protected »). </text:span></text:p>
      <text:p text:style-name="P22"><text:tab/>- <text:span text:style-name="T20">Pour les autres classes l'accès aux attributs de notre classe se fait au travers de méthodes définies dans notre classe. </text:span></text:p>
      <text:p text:style-name="P22"><text:s/></text:p>
      <text:p text:style-name="P22"><text:tab/><text:span text:style-name="T21">Ainsi dans notre jeu chacune des classes disposent de fonction appelées getters qui donnent accès à ses attributs (exemple : « getLigne() » dans « Case » qui retourne la ligne correspondant à la case), et d'autres appelées setters qui permettent de modifier ses attributs (exemple : « setP() » dans « Case » qui permet de modifier la pièce contenue ou plus exactement pointée par la case en question).</text:span></text:p>
      <text:p text:style-name="P22"/>
      <text:p text:style-name="P8"><text:soft-page-break/><text:span text:style-name="T22">8</text:span>ème slide  :<text:span text:style-name="T2"> <text:s/>/*</text:span><text:span text:style-name="T3">celui-ci il est pas trop en mode diapo mais il peut t'aider ptet. Donc tu le met comme tu veux selon ce que t'a mis dans le rapport ou sinon tu le laisse comme ça </text:span><text:span text:style-name="T4">(désolé je te laisse du taff sur le diapo un peu </text:span><text:span text:style-name="T3">mdr</text:span><text:span text:style-name="T4">)</text:span><text:span text:style-name="T3">*/</text:span></text:p>
      <text:p text:style-name="P22"><text:tab/><text:tab/></text:p>
      <text:p text:style-name="P27"><text:tab/><text:tab/><text:tab/>/*titre*/ héritage et polymorphisme</text:p>
      <text:p text:style-name="P11"/>
      <text:p text:style-name="P28">L'héritage consiste à définir des sous-classes (classes filles) disposant de caractéristiques communes pouvant les faire appartenir à une classe plus générale (classe mère). </text:p>
      <text:p text:style-name="P28"><text:span text:style-name="T23">C'est le cas ici avec nos classes « Pion », « Tour », « Cavalier », « Fou », « Dame » et « Roi » qui sont des sous-classes de la classe plus générale « Pièce ».</text:span></text:p>
      <text:p text:style-name="P29">Cependant une pièce est forcément d'un des 6 types cités ci-dessus. On ne peut donc pas implémenter dans « Piece » une méthode vérifiant les déplacements car ceux-ci varie<text:span text:style-name="T24">nt avec le type de pièce. </text:span></text:p>
      <text:p text:style-name="P30">On défini donc dans « Piece » la méthode de déplacement avec le mot clé virtual et en lui ajoutant « = 0 » (« virtual void deplacementPossible (Plateau &amp;, vector &lt;Case*&gt; &amp;) = 0 »). Ceci fait de « Piece » une classe virtuel qui ne peut être instancier. <text:s/>La fonction ne sera pas implémentée dans la classe « Piece » mais uniquement dans ses classes filles.</text:p>
      <text:p text:style-name="P30">L'utilisation d'une telle fonction nous permet de stocker nos pièces de différents types dans un pointeur de « Piece » et d'avoir accès a la méthode de déplacement qui correspond au type de la pièce. </text:p>
      <text:p text:style-name="P30"/>
      <text:p text:style-name="P22"/>
      <text:p text:style-name="P9"><text:span text:style-name="T25">9</text:span>ème slide  :</text:p>
      <text:p text:style-name="P22"><text:tab/></text:p>
      <text:p text:style-name="P22"><text:tab/><text:tab/>/*<text:span text:style-name="T26">titre*/ Composition</text:span></text:p>
      <text:p text:style-name="P22"><text:tab/></text:p>
      <text:p text:style-name="P31">Nos classes disposent presque tout d'autres classes comme attributs. Elles sont donc composés par ces classes qu'elles possèdent comme attribut.</text:p>
      <text:p text:style-name="P31"/>
      <text:p text:style-name="P31">Par exemple la classe « Partie » est composé entre autre:</text:p>
      <text:p text:style-name="P31"><text:tab/>- de 2 vecteurs de pointeur de « Piece »</text:p>
      <text:p text:style-name="P31"><text:tab/>- d'un vecteur de pointeur de « Coup »</text:p>
      <text:p text:style-name="P22"><text:tab/>- <text:span text:style-name="T26">d'un « Plateau » lui même composé d'une matrice de pointeur de « Cases », composés elles mêmes d'un pointeur de « Piece » </text:span></text:p>
      <text:p text:style-name="P32"/>
      <text:p text:style-name="P33">Pour ces compositions on utilise essentiellement des pointeurs pour nous permettre de toujours considérer le même objet et non pas des copies. </text:p>
      <text:p text:style-name="P22"/>
      <text:p text:style-name="P22"/>
      <text:p text:style-name="P10"><text:span text:style-name="T27">10</text:span>ème slide  :</text:p>
      <text:p text:style-name="P22"/>
      <text:p text:style-name="P25"><text:tab/><text:tab/>/*<text:span text:style-name="T27">titre*/ </text:span>utilisation de la stl <text:span text:style-name="T5">au travers de la classe template « vector »</text:span></text:p>
      <text:p text:style-name="P22"/>
      <text:p text:style-name="P34">Une des classes bien représenter dans notre programme est la classe « vector ». C'est une classe conteneur prédéfini par le langage qui nous permet de stocker différents type de variable à l'image d'un tableau qui ne serait pas de taille fixe. Son comportement est le même pour tout les types de variables qu'elle peut contenir, c'est ce qui en fait une classe template.</text:p>
      <text:p text:style-name="P34"/>
      <text:p text:style-name="P34">On l'utilise dans notre jeu pour contenir les pièces prises, <text:s/>les coups joués (représentant la partie), ou encore le plus souvent pour contenir les cases atteignables par une ou plusieurs pièces. </text:p>
      <text:p text:style-name="P34"/>
      <text:p text:style-name="P34">/*<text:span text:style-name="T28">là si t'a envie de faire un slide de fin fait toi plaise et sinon osef mdr*/</text:span></text:p>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5"><text:tab/></text:p>
      <text:p text:style-name="P1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van </meta:initial-creator>
    <meta:creation-date>2014-04-02T11:49:29.713033083</meta:creation-date>
    <dc:date>2014-04-03T00:34:20.864422926</dc:date>
    <dc:creator>morvan </dc:creator>
    <meta:editing-duration>PT12H36M6S</meta:editing-duration>
    <meta:editing-cycles>26</meta:editing-cycles>
    <meta:generator>LibreOffice/4.1.3.2$Linux_X86_64 LibreOffice_project/410m0$Build-2</meta:generator>
    <meta:document-statistic meta:table-count="0" meta:image-count="0" meta:object-count="0" meta:page-count="5" meta:paragraph-count="93" meta:word-count="1111" meta:character-count="6337" meta:non-whitespace-character-count="5160"/>
  </office:meta>
</office:document-meta>
</file>